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1</mn>
        <mrow>
          <mi>N</mi>
          <mtext>!</mtext>
        </mrow>
      </mfrac>
      <mi/>
      <mrow>
        <munder>
          <mo stretchy="false">∑</mo>
          <mo stretchy="false">℘</mo>
        </munder>
        <mi/>
      </mrow>
      <msup>
        <mrow>
          <mo stretchy="false">(</mo>
          <mrow>
            <mrow>
              <mo stretchy="false">±</mo>
              <mi/>
            </mrow>
          </mrow>
          <mo stretchy="false">)</mo>
        </mrow>
        <mi>p</mi>
      </msup>
      <mi/>
      <mo stretchy="false">℘</mo>
      <mi/>
      <mfenced open="∣" close="〉">
        <mrow>
          <msubsup>
            <mo stretchy="false">ϕ</mo>
            <mrow>
              <msub>
                <mo stretchy="false">α</mo>
                <mi>N</mi>
              </msub>
            </mrow>
            <mrow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</mrow>
          </msubsup>
        </mrow>
      </mfenced>
      <mrow>
        <mi/>
        <mo stretchy="false">=</mo>
        <mi/>
      </mrow>
      <mfrac>
        <mn>1</mn>
        <mrow>
          <mi>N</mi>
          <mtext>!</mtext>
        </mrow>
      </mfrac>
      <mi/>
      <mrow>
        <munder>
          <mo stretchy="false">∑</mo>
          <mo stretchy="false">℘</mo>
        </munder>
        <mi/>
      </mrow>
      <munder>
        <munder>
          <mrow>
            <msup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  <mi>p</mi>
            </msup>
            <mi/>
            <msup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  <mi>p</mi>
            </msup>
          </mrow>
          <mo stretchy="false">⏟</mo>
        </munder>
        <mrow>
          <mrow>
            <mi/>
            <mo stretchy="false">=</mo>
            <mrow>
              <mi/>
              <mo stretchy="false">−</mo>
              <mn>1</mn>
            </mrow>
          </mrow>
          <mrow>
            <mrow>
              <mi/>
              <mo stretchy="false">⋅</mo>
              <mi/>
            </mrow>
            <mo stretchy="false">−</mo>
            <mn>1</mn>
          </mrow>
          <mrow>
            <mrow>
              <mi/>
              <mo stretchy="false">∨</mo>
              <mi/>
            </mrow>
            <mo stretchy="false">+</mo>
            <mn>1</mn>
          </mrow>
          <mrow>
            <mrow>
              <mi/>
              <mo stretchy="false">⋅</mo>
              <mi/>
            </mrow>
            <mo stretchy="false">+</mo>
            <mn>1</mn>
          </mrow>
          <mrow>
            <mi/>
            <mo stretchy="false">=</mo>
            <mrow>
              <mi/>
              <mo stretchy="false">+</mo>
              <mn>1</mn>
            </mrow>
          </mrow>
        </mrow>
      </munder>
      <mi/>
      <mfenced open="∣" close="〉">
        <mrow>
          <msubsup>
            <mo stretchy="false">ϕ</mo>
            <mrow>
              <msub>
                <mo stretchy="false">α</mo>
                <mi>N</mi>
              </msub>
            </mrow>
            <mrow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</mrow>
          </msubsup>
        </mrow>
      </mfenced>
    </mrow>
    <annotation encoding="StarMath 5.0">1 over {N "!"} ` sum from %Ux2118 ` (+-`) ^p ` %Ux2118 
` 
left lline 
 %iphi _{%ialpha _N} ^{(+-`)} 
right rangle ~=~ 

1 over {N "!"} ` sum from %Ux2118 ` {(+-`) ^p ` (+-`) ^p} underbrace {`=` -1 `cdot` -1 `or` +1 `cdot` +1 `=` +1 }  
` 
left lline 
 %iphi _{%ialpha _N} ^{(+-`)} 
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8:53:44.490000000</meta:creation-date>
    <meta:generator>LibreOffice/4.1.4.2$Windows_x86 LibreOffice_project/0a0440ccc0227ad9829de5f46be37cfb6edcf72</meta:generator>
  </office:meta>
</office:document-meta>
</file>